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44b" officeooo:paragraph-rsid="0002244b"/>
    </style:style>
    <style:style style:name="P2" style:family="paragraph" style:parent-style-name="Text_20_body">
      <style:text-properties officeooo:rsid="0002244b" officeooo:paragraph-rsid="0002244b"/>
    </style:style>
    <style:style style:name="P3" style:family="paragraph" style:parent-style-name="Standard">
      <style:text-properties officeooo:rsid="00042f98" officeooo:paragraph-rsid="00042f98"/>
    </style:style>
    <style:style style:name="P4" style:family="paragraph" style:parent-style-name="Standard">
      <style:text-properties officeooo:rsid="0006e36b" officeooo:paragraph-rsid="0006e36b"/>
    </style:style>
    <style:style style:name="P5" style:family="paragraph" style:parent-style-name="Standard">
      <style:text-properties officeooo:rsid="0006e36b" officeooo:paragraph-rsid="001039d3"/>
    </style:style>
    <style:style style:name="P6" style:family="paragraph" style:parent-style-name="Standard">
      <style:text-properties officeooo:rsid="0008c1b6" officeooo:paragraph-rsid="0008c1b6"/>
    </style:style>
    <style:style style:name="P7" style:family="paragraph" style:parent-style-name="Standard">
      <style:text-properties officeooo:rsid="0008c7c7" officeooo:paragraph-rsid="0008c7c7"/>
    </style:style>
    <style:style style:name="P8" style:family="paragraph" style:parent-style-name="Standard">
      <style:text-properties officeooo:rsid="000a3193" officeooo:paragraph-rsid="000a3193"/>
    </style:style>
    <style:style style:name="P9" style:family="paragraph" style:parent-style-name="Standard">
      <style:text-properties officeooo:paragraph-rsid="000a3193"/>
    </style:style>
    <style:style style:name="P10" style:family="paragraph" style:parent-style-name="Standard">
      <style:text-properties style:text-position="0% 100%" officeooo:rsid="0008c1b6" officeooo:paragraph-rsid="000a3193"/>
    </style:style>
    <style:style style:name="P11" style:family="paragraph" style:parent-style-name="Standard">
      <style:text-properties officeooo:rsid="001039d3" officeooo:paragraph-rsid="001039d3"/>
    </style:style>
    <style:style style:name="P12" style:family="paragraph" style:parent-style-name="Standard">
      <style:text-properties officeooo:rsid="0010e9dc" officeooo:paragraph-rsid="0010e9dc"/>
    </style:style>
    <style:style style:name="P13" style:family="paragraph" style:parent-style-name="Standard">
      <style:text-properties officeooo:rsid="0010e9dc" officeooo:paragraph-rsid="00144f52"/>
    </style:style>
    <style:style style:name="P14" style:family="paragraph" style:parent-style-name="Standard">
      <style:text-properties officeooo:rsid="00144f52" officeooo:paragraph-rsid="00144f52"/>
    </style:style>
    <style:style style:name="P15" style:family="paragraph" style:parent-style-name="Standard">
      <style:text-properties officeooo:rsid="00144f52" officeooo:paragraph-rsid="0015c4ee"/>
    </style:style>
    <style:style style:name="P16" style:family="paragraph" style:parent-style-name="Standard">
      <style:text-properties officeooo:rsid="0015c4ee" officeooo:paragraph-rsid="001697f3"/>
    </style:style>
    <style:style style:name="P17" style:family="paragraph" style:parent-style-name="Standard">
      <style:text-properties officeooo:rsid="001697f3" officeooo:paragraph-rsid="001697f3"/>
    </style:style>
    <style:style style:name="P18" style:family="paragraph" style:parent-style-name="Standard">
      <style:text-properties officeooo:rsid="0016d5c2" officeooo:paragraph-rsid="0016d5c2"/>
    </style:style>
    <style:style style:name="P19" style:family="paragraph" style:parent-style-name="Standard">
      <style:text-properties officeooo:rsid="001ad8b4" officeooo:paragraph-rsid="001ad8b4"/>
    </style:style>
    <style:style style:name="P20" style:family="paragraph" style:parent-style-name="Standard">
      <style:text-properties officeooo:rsid="001c447a" officeooo:paragraph-rsid="001c447a"/>
    </style:style>
    <style:style style:name="P21" style:family="paragraph" style:parent-style-name="Standard">
      <style:text-properties officeooo:rsid="001d6dba" officeooo:paragraph-rsid="001d6dba"/>
    </style:style>
    <style:style style:name="P22" style:family="paragraph" style:parent-style-name="Text_20_body">
      <style:text-properties officeooo:rsid="001d6dba" officeooo:paragraph-rsid="001d6dba"/>
    </style:style>
    <style:style style:name="P23" style:family="paragraph" style:parent-style-name="Standard">
      <style:text-properties officeooo:rsid="001f6fb8" officeooo:paragraph-rsid="001f6fb8"/>
    </style:style>
    <style:style style:name="P24" style:family="paragraph" style:parent-style-name="Standard">
      <style:text-properties officeooo:rsid="0021c825" officeooo:paragraph-rsid="0021c825"/>
    </style:style>
    <style:style style:name="P25" style:family="paragraph" style:parent-style-name="Standard">
      <style:text-properties officeooo:rsid="0022715d" officeooo:paragraph-rsid="0022715d"/>
    </style:style>
    <style:style style:name="P26" style:family="paragraph" style:parent-style-name="Text_20_body">
      <style:text-properties officeooo:paragraph-rsid="0018d2c5"/>
    </style:style>
    <style:style style:name="P27" style:family="paragraph" style:parent-style-name="Standard">
      <style:text-properties style:text-position="0% 100%" officeooo:rsid="001697f3" officeooo:paragraph-rsid="001697f3"/>
    </style:style>
    <style:style style:name="P28" style:family="paragraph" style:parent-style-name="Standard">
      <style:text-properties style:text-position="0% 100%" officeooo:rsid="0015c4ee" officeooo:paragraph-rsid="0015c4ee"/>
    </style:style>
    <style:style style:name="P29" style:family="paragraph" style:parent-style-name="Standard">
      <style:text-properties officeooo:rsid="0021c825" officeooo:paragraph-rsid="0021c825"/>
    </style:style>
    <style:style style:name="P30" style:family="paragraph" style:parent-style-name="Standard">
      <style:text-properties officeooo:rsid="0025c6a2" officeooo:paragraph-rsid="0025c6a2"/>
    </style:style>
    <style:style style:name="P31" style:family="paragraph" style:parent-style-name="Standard">
      <style:text-properties officeooo:paragraph-rsid="0025c6a2"/>
    </style:style>
    <style:style style:name="P32" style:family="paragraph" style:parent-style-name="Standard">
      <style:text-properties officeooo:rsid="00271bc4" officeooo:paragraph-rsid="00271bc4"/>
    </style:style>
    <style:style style:name="P33" style:family="paragraph" style:parent-style-name="Standard">
      <style:text-properties officeooo:rsid="0028a847" officeooo:paragraph-rsid="0028a847"/>
    </style:style>
    <style:style style:name="P34" style:family="paragraph" style:parent-style-name="Standard">
      <style:text-properties officeooo:rsid="0002244b" officeooo:paragraph-rsid="0002244b"/>
    </style:style>
    <style:style style:name="P35" style:family="paragraph" style:parent-style-name="Standard">
      <style:text-properties officeooo:rsid="0029b6e1" officeooo:paragraph-rsid="0029b6e1"/>
    </style:style>
    <style:style style:name="P36" style:family="paragraph" style:parent-style-name="Standard">
      <style:text-properties officeooo:rsid="002ba16f" officeooo:paragraph-rsid="002ba16f"/>
    </style:style>
    <style:style style:name="P37" style:family="paragraph" style:parent-style-name="Text_20_body" style:list-style-name="L1"/>
    <style:style style:name="T1" style:family="text">
      <style:text-properties officeooo:rsid="00042f98"/>
    </style:style>
    <style:style style:name="T2" style:family="text">
      <style:text-properties officeooo:rsid="00050a46"/>
    </style:style>
    <style:style style:name="T3" style:family="text">
      <style:text-properties style:text-position="-8% 80%"/>
    </style:style>
    <style:style style:name="T4" style:family="text">
      <style:text-properties style:text-position="-8% 80%" officeooo:rsid="0012ac9f"/>
    </style:style>
    <style:style style:name="T5" style:family="text">
      <style:text-properties style:text-position="33% 80%"/>
    </style:style>
    <style:style style:name="T6" style:family="text">
      <style:text-properties style:text-position="33% 80%" officeooo:rsid="0012ac9f"/>
    </style:style>
    <style:style style:name="T7" style:family="text">
      <style:text-properties style:text-position="0% 100%"/>
    </style:style>
    <style:style style:name="T8" style:family="text">
      <style:text-properties style:text-position="0% 100%" officeooo:rsid="00050a46"/>
    </style:style>
    <style:style style:name="T9" style:family="text">
      <style:text-properties style:text-position="0% 100%" officeooo:rsid="0008c1b6"/>
    </style:style>
    <style:style style:name="T10" style:family="text">
      <style:text-properties style:text-position="0% 100%" officeooo:rsid="0015c4ee"/>
    </style:style>
    <style:style style:name="T11" style:family="text">
      <style:text-properties style:text-position="0% 100%" officeooo:rsid="001697f3"/>
    </style:style>
    <style:style style:name="T12" style:family="text">
      <style:text-properties style:text-position="0% 100%" officeooo:rsid="0016d5c2"/>
    </style:style>
    <style:style style:name="T13" style:family="text">
      <style:text-properties officeooo:rsid="000a3193"/>
    </style:style>
    <style:style style:name="T14" style:family="text">
      <style:text-properties officeooo:rsid="001039d3"/>
    </style:style>
    <style:style style:name="T15" style:family="text">
      <style:text-properties officeooo:rsid="0012ac9f"/>
    </style:style>
    <style:style style:name="T16" style:family="text">
      <style:text-properties officeooo:rsid="00144f52"/>
    </style:style>
    <style:style style:name="T17" style:family="text">
      <style:text-properties officeooo:rsid="0015c4ee"/>
    </style:style>
    <style:style style:name="T18" style:family="text">
      <style:text-properties officeooo:rsid="0018d2c5"/>
    </style:style>
    <style:style style:name="T19" style:family="text">
      <style:text-properties officeooo:rsid="00192505"/>
    </style:style>
    <style:style style:name="T20" style:family="text">
      <style:text-properties officeooo:rsid="001c447a"/>
    </style:style>
    <style:style style:name="T21" style:family="text">
      <style:text-properties officeooo:rsid="001e0f6c"/>
    </style:style>
    <style:style style:name="T22" style:family="text">
      <style:text-properties officeooo:rsid="002154e2"/>
    </style:style>
    <style:style style:name="T23" style:family="text">
      <style:text-properties officeooo:rsid="0021c825"/>
    </style:style>
    <style:style style:name="T24" style:family="text">
      <style:text-properties officeooo:rsid="0022715d"/>
    </style:style>
    <style:style style:name="T25" style:family="text">
      <style:text-properties officeooo:rsid="0025c6a2"/>
    </style:style>
    <style:style style:name="T26" style:family="text">
      <style:text-properties officeooo:rsid="0028a847"/>
    </style:style>
    <style:style style:name="T27" style:family="text">
      <style:text-properties officeooo:rsid="002c13c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Detection of Gamma rays</text:p>
      <text:p text:style-name="P13">While the detection of light charged particles as protons with well localized hits the detection of gammas emitted from ions moving at relativistic velocities (β ≈ 0.8) is challenging due to the sparse hits resulting from the various interaction processes of photons with the scintillation material see figure blabla. While for low photon energies <text:span text:style-name="T15">up to 300 keV photoelectric dominates, compton scattering takes over and at <text:s/></text:span><text:span text:style-name="T16">photon </text:span><text:span text:style-name="T15">energies <text:s/>&gt;2m</text:span><text:span text:style-name="T4">e</text:span><text:span text:style-name="T15">c</text:span><text:span text:style-name="T6">2 </text:span><text:span text:style-name="T15"><text:s/>pair production is po</text:span><text:span text:style-name="T16">s</text:span><text:span text:style-name="T15">sible and becomes dominant effect at E &gt; 6MeV. </text:span></text:p>
      <text:p text:style-name="P14">Compton scattering broadens the clustering by the deflection of the incident gamma ray, however according to the Klein-Nishina formula mostly in forward <text:s/>and neighbouring crystal direction for incident photon energy few hundret keV. </text:p>
      <text:p text:style-name="P15">The <text:span text:style-name="T17">e+e- </text:span><text:s/>pair production however, above the <text:span text:style-name="T15">2m</text:span><text:span text:style-name="T4">e</text:span><text:span text:style-name="T15">c</text:span><text:span text:style-name="T6">2 <text:s/></text:span><text:span text:style-name="T7">energy threshold, </text:span><text:span text:style-name="T10"><text:s/>which results in two 511 keV annihilation gamma-rays, <text:s/>makes it even <text:s/>more likely that the full gamma ray energy will not be deposited in a single crystal but be spread over multiple crystals. </text:span></text:p>
      <text:p text:style-name="P16"><text:span text:style-name="T7">For gammas emitted by </text:span><text:span text:style-name="T11">reaction nuclei at rest this results in energy spectra with single or double escape peaks, if one or both peaks escape the cluster window, see figure 2.</text:span></text:p>
      <text:p text:style-name="P17"><text:span text:style-name="T7">However for gamma rays emitted from relativistic ions, as it is the case for reaction observations at R3B, the single- and double-escape peaks get blurred by the relativistic doppler effect, depending on the polar angle of the incident gamma ray its energy in the lab frame increases/decreases with respect to the energy in the center of mass frame of the ion of interest. This makes it </text:span><text:span text:style-name="T12">a </text:span><text:span text:style-name="T7"><text:s/>really difficult </text:span><text:span text:style-name="T12">task</text:span><text:span text:style-name="T7"> to recover </text:span><text:span text:style-name="T12">and finally to precisely give a good measure of these gamma emission rates a specific energies. </text:span></text:p>
      <text:p text:style-name="P27"><text:s/></text:p>
      <text:p text:style-name="P28"/>
      <text:p text:style-name="P18"><text:span text:style-name="T10">R</text:span><text:span text:style-name="T7">evised by Chatgpt:</text:span></text:p>
      <text:p text:style-name="P18"/>
      <text:p text:style-name="P28"/>
      <text:p text:style-name="P28"/>
      <text:p text:style-name="P28"/>
      <text:p text:style-name="P12"/>
      <text:p text:style-name="P12"/>
      <text:p text:style-name="P12"/>
      <text:p text:style-name="P12"/>
      <text:p text:style-name="P12"/>
      <text:p text:style-name="P12"/>
      <text:p text:style-name="P12">The CsI(Tl) granularity has been optimised in</text:p>
      <text:p text:style-name="P12">such a manner as to ensure that the ﬁnal resolution is not</text:p>
      <text:p text:style-name="P12">dominated by Doppler broadening, but close to the intrinsic</text:p>
      <text:p text:style-name="P12">resolution of the scintillation material, within the R3B energy</text:p>
      <text:p text:style-name="P12">resolution requirements</text:p>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text:span text:style-name="T10">R</text:span><text:span text:style-name="T7">evised version:</text:span></text:p>
      <text:p text:style-name="P1"/>
      <text:p text:style-name="P2">While the detection of light charged particles such as protons typically yields well-localized energy deposits in segmented detector arrays, the detection of gamma rays emitted from reaction products moving at relativistic velocities (β ≈ 0.8) presents significant challenges. These difficulties primarily arise from the inherently sparse and spatially distributed energy deposits resulting from the interaction mechanisms of photons with the scintillator material (see Fig. X).</text:p>
      <text:p text:style-name="P26">At photon energies below approximately 300 keV, the photoelectric effect dominates the interaction cross-section. As the photon energy increases, Compton scattering becomes the predominant process. For photon energies exceeding the pair production threshold (Eγ &gt; 2m_ec² ≈ 1.022 MeV), electron-positron pair creation becomes possible and is the dominant interaction mechanism above ~6 MeV.</text:p>
      <text:p text:style-name="P26"><text:span text:style-name="T16">Compton scattering broadens the clustering by the deflection of the incident gamma ray.</text:span> According to the Klein–Nishina formula, the scattering is predominantly forward-focused <text:span text:style-name="T19">for</text:span> moderate <text:span text:style-name="T19">to high</text:span> photon energies, leading to clusters in neighboring crystals.</text:p>
      <text:p text:style-name="Text_20_body">In the case of pair production, which occurs above the 2m_ec² threshold, the resulting annihilation of the positron yields two 511 keV gamma photons. These secondary photons often escape the initial interaction site, leading to a significant fraction of the incident photon’s energy being deposited in multiple detector elements. </text:p>
      <text:p text:style-name="Text_20_body">For gamma rays emitted by nuclei at rest, this behavior gives rise to well-defined single- and double-escape peaks in the recorded energy spectra—corresponding to the escape of one or both 511 keV photons, respectively—if these photons exit the cluster volume without interaction (see Fig. <text:span text:style-name="T18">X</text:span>).</text:p>
      <text:p text:style-name="Text_20_body">In experiments involving relativistic ions, such as those conducted at R3B, Doppler broadening significantly distorts spectral features, including single- and double-escape peaks. This effect hinders accurate reconstruction of the photon energy and complicates the extraction of absolute gamma-ray yields and reaction cross sections. </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2.</text:span>Methodology:</text:p>
      <text:p text:style-name="P8">2.1Standard R3B Clustering</text:p>
      <text:p text:style-name="P1"/>
      <text:p text:style-name="P1">Explain R3B Clustering Califa - <text:s/><text:span text:style-name="T1">separation of proton and gamma lists, sorting and clustering. User can set different thresholds. The standard threshold for clustering is 0.25, trade-off between proton clusters and gamma clusters. Time information is available but not used for reconstruction…</text:span></text:p>
      <text:p text:style-name="P9"><text:span text:style-name="T1">As mentioned, sparse hits for gamma clusters, </text:span><text:span text:style-name="T2">and moreover if gamma energy </text:span><text:s/>&gt;2m<text:span text:style-name="T3">e</text:span>c<text:span text:style-name="T5">2 </text:span><text:span text:style-name="T8">then pair creation with subsequent e+e-annihilation. Gammas can escape from the detector – then no chance to cure- or can hit on a far away crystal. From this we get the single- and double-escape peaks as seen in figure 1</text:span><text:span text:style-name="T9">a</text:span></text:p>
      <text:p text:style-name="P10">IMAGE: Fig 1a is the r3b clustered data for data peak at 2.4 MeV</text:p>
      <text:p text:style-name="P3"/>
      <text:p text:style-name="P3"/>
      <text:p text:style-name="P19">In the stadard DAQ configuration all CALIFA hits within a -+ 4us time window are stitched in one event. The data structure of the single CALIFA hit i has following information:</text:p>
      <text:p text:style-name="P19">→ (calibrated) energy E_i </text:p>
      <text:p text:style-name="P19">→ polar angle coordinate theta_i</text:p>
      <text:p text:style-name="P19">→ azimuthal angle coordinate <text:span text:style-name="T20">phi_i</text:span></text:p>
      <text:p text:style-name="P19">→ <text:span text:style-name="T20">time information (WR time) t_i</text:span></text:p>
      <text:p text:style-name="P20">For the standard R3B Clustering <text:s/>the time information is not used for the reconstruction. </text:p>
      <text:p text:style-name="P21">In a first stage the generic clustering algorithm fills a list with the hit energies, in descending order of energy magnitude.</text:p>
      <text:p text:style-name="P21">The user can give a predefined cluster shape with default being a cone with aperture of 0.5 rad as from experience it is the best trade-off between closely localized high energy clusters and wide-spread gamma-clusters. </text:p>
      <text:p text:style-name="P21">The first hit in the energy list defines the center of the cluster. The algorithm runs over the lists and checks on each entry if the hit is within the cone aperture. If so, the hit is added to the cluster. <text:span text:style-name="T21">With the termination of the list this cluster filling ends. A new cluster is created, now with the new first hit in the energy list. This process ends when ever the list is empty.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2">In the standard data acquisition (DAQ) configuration, all CALIFA detector hits occurring within a ±4 µs time window are grouped into a single event. Each individual hit i in CALIFA is represented by a data structure containing the following calibrated information:</text:p>
      <text:list xml:id="list3942460936" text:style-name="L1">
        <text:list-item>
          <text:p text:style-name="P37">Energy deposit Ei​</text:p>
        </text:list-item>
        <text:list-item>
          <text:p text:style-name="P37">Polar angle θi​</text:p>
        </text:list-item>
        <text:list-item>
          <text:p text:style-name="P37">Azimuthal angle ϕi​</text:p>
        </text:list-item>
        <text:list-item>
          <text:p text:style-name="P37">Time stamp ti​ (White Rabbit time)</text:p>
        </text:list-item>
      </text:list>
      <text:p text:style-name="Text_20_body">In the standard R3B clustering approach, the time information ti​ is not utilized during the spatial reconstruction of clusters.</text:p>
      <text:p text:style-name="Text_20_body">The initial stage of the clustering algorithm begins by sorting all hits in descending order of energy. A user-defined geometric condition, typically a conical cluster shape with a default aperture of 0.5 rad, is applied. This value has been found to provide an optimal compromise between compact high-energy clusters and more diffuse gamma-ray showers.</text:p>
      <text:p text:style-name="Text_20_body">The hit with the highest energy defines the seed or center of the first cluster. The algorithm then iterates through the remaining hits and includes each hit in the current cluster if it lies within the specified cone aperture relative to the seed direction. Once the list is fully processed for the current cluster, the next highest-energy unassigned hit becomes the seed of a new cluster. This procedure repeats until no unassigned hits remai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he generic clustering algorithm first sorts all hit energies </text:p>
      <text:p text:style-name="P20"/>
      <text:p text:style-name="P20">In a first stage the high energy range (proton like) and low energy range (gammas) hits are separated according to a predefined </text:p>
      <text:p text:style-name="P19"/>
      <text:p text:style-name="P8">2.2 Data Simulation</text:p>
      <text:p text:style-name="P3">The simulation uses R3BROOT Geant4 with the geometry from 2020 of CALIFA, where it was only partly filled. </text:p>
      <text:p text:style-name="P3">IMAGES: califa front/side view gamma spectrum (e.g 2.4 MeV).</text:p>
      <text:p text:style-name="P6">Moreover a rudimental time simulation was implemented. An uniformly distributed time for each cluster -+ 4us. The single hits within the cluster are gaussian distributed with sigma 200 ns.</text:p>
      <text:p text:style-name="P6"/>
      <text:p text:style-name="P23">For the comparison and analysis of the clustering algorithms presented in this work simulated data is required, <text:span text:style-name="T22">since true labels are needed for supervised machine learning algorithms. Herefore simulation tools from the R3BROOT Framework with Geant4 Monte Carlo backbone is applied. </text:span><text:span text:style-name="T23">TODO: do I have to add which physics models those simulation tools use?</text:span></text:p>
      <text:p text:style-name="P23"/>
      <text:p text:style-name="P24">For this analysis the CALIFA geometry version as it was in the experiment at beginning of 2024 was used. At that time CALIFA was fully filled in the so called iPhos region <text:span text:style-name="T24">(19°-43°) and only the forward half of the so called Barrel region was filled (43°-87°). The most forward region, CEPA (7°-19°), was not filled at that point in time.</text:span></text:p>
      <text:p text:style-name="P31"><text:span text:style-name="T25">The energy of the simulated gammas is picked up from an uniform distribution between 0.3 to 10 MeV. The </text:span><text:a xlink:type="simple" xlink:href="https://geant4.web.cern.ch/" text:style-name="Internet_20_link" text:visited-style-name="Visited_20_Internet_20_Link">Geant4</text:a> transport engine <text:span text:style-name="T25">simulates then the interaction of the primarly generated gammas with the scintillation material CsI(Tl).</text:span></text:p>
      <text:p text:style-name="P30">To reproduce realistic events and to test the various clustering algorithms always three gammas are packed into one event which then produce multiple hits.</text:p>
      <text:p text:style-name="P32">The hit-time was rudimentally simulated by assigning to each primary gamma a random time within a +-4us window. The according hits in CALIFA are gaussian spread with a sigma of 200ns to mimic <text:s/><text:span text:style-name="T26">electronic signal delays between various channels. </text:span></text:p>
      <text:p text:style-name="P33">For this analyis the simulated data is split into a training and testing dataset, with 13000 and 7000 events accordingly. </text:p>
      <text:p text:style-name="P31"/>
      <text:p text:style-name="P31"/>
      <text:p text:style-name="P25"/>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8">2.3 <text:span text:style-name="T14">Metrics</text:span></text:p>
      <text:p text:style-name="P4"><text:soft-page-break/>For comparisons of the various approaches following metrics were used:</text:p>
      <text:p text:style-name="P4">good_cluster</text:p>
      <text:p text:style-name="P4">true_event</text:p>
      <text:p text:style-name="P4">false_positive_event</text:p>
      <text:p text:style-name="P4">false_negative_event</text:p>
      <text:p text:style-name="P4">false_mixed_event</text:p>
      <text:p text:style-name="P4"/>
      <text:p text:style-name="P11">2.4 Agglomerative Clustering – implemtation of Scipy</text:p>
      <text:p text:style-name="P5">First approach was to use the generic agglomerative clustering model from SciPy and using the time info as radius. </text:p>
      <text:p text:style-name="P6">IMAGE: metrics for r3b and agglo clustering</text:p>
      <text:p text:style-name="P6">Agglo performs better, it contains also time information. The bottleneck is the false positive→ should be pointed out.</text:p>
      <text:p text:style-name="P6"/>
      <text:p text:style-name="P8">2.4 Implementations of Graph NN</text:p>
      <text:p text:style-name="P6">Next step towards advanced machine learning tool: use graph nn “egde model”. </text:p>
      <text:p text:style-name="P6">Explain how this works, its architecture:</text:p>
      <text:p text:style-name="P6">12 input features, 1k layer…, output is [0,1]. <text:s/>It is a pairwise comparison. 0 means hits do not belong together, 1 that they do.</text:p>
      <text:p text:style-name="P7">Add also the other hyperparameters: lr, n_epochs, training/test size etc.</text:p>
      <text:p text:style-name="P7">Explain that you use NetworkX(reference) to agglomerate then the pairs together.</text:p>
      <text:p text:style-name="P7">Show maybe results from r3b/agglo/edge on a table</text:p>
      <text:p text:style-name="P7">Since agglo model already performs quite well the idea to use the edge model only for removing false negative.</text:p>
      <text:p text:style-name="P7">Explain how it was trained (using fn (+true event data) only)).</text:p>
      <text:p text:style-name="P7"/>
      <text:p text:style-name="P7"/>
      <text:p text:style-name="P7"/>
      <text:p text:style-name="P6"/>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Performance Metrics</text:p>
      <text:p text:style-name="P35">For the evaluation of the performance of of the clustering algorithms presented in this work performance metrics are necessary. Herefore four custom metrics were set. Three of them are event based, the optional fourth one is cluster based:</text:p>
      <text:p text:style-name="P36">→ true_positive: all hits in an event are correctly clustered</text:p>
      <text:p text:style-name="P36">→ false_positive: at least one hit is merged into a wrong cluster</text:p>
      <text:p text:style-name="P36">→ false_negative: at least one hit is not merged into the correct cluster and is wrongly reconstructed as independent cluster</text:p>
      <text:p text:style-name="P36">→ false_mixed: if for an event <text:s/>at least one hit is assigned to wrong cluster as well as <text:span text:style-name="T27">at least one reconstructed cluster misses at least one hit</text:span></text:p>
      <text:p text:style-name="P36">→ well_rec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15.390056172</meta:creation-date>
    <dc:date>2025-04-08T10:37:23.664275671</dc:date>
    <meta:editing-duration>PT4H28M31S</meta:editing-duration>
    <meta:editing-cycles>10</meta:editing-cycles>
    <meta:generator>LibreOffice/7.3.7.2$Linux_X86_64 LibreOffice_project/30$Build-2</meta:generator>
    <meta:document-statistic meta:table-count="0" meta:image-count="0" meta:object-count="0" meta:page-count="7" meta:paragraph-count="81" meta:word-count="1732" meta:character-count="11025" meta:non-whitespace-character-count="9257"/>
  </office:meta>
</office:document-meta>
</file>